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list-style-name="WWNum3"/>
    <style:style style:name="P3" style:family="paragraph" style:parent-style-name="List_20_Paragraph" style:list-style-name="WWNum3">
      <style:text-properties officeooo:paragraph-rsid="001eb589"/>
    </style:style>
    <style:style style:name="P4" style:family="paragraph" style:parent-style-name="List_20_Paragraph" style:list-style-name="WWNum3">
      <style:text-properties officeooo:rsid="001d3930" officeooo:paragraph-rsid="001d3930"/>
    </style:style>
    <style:style style:name="P5" style:family="paragraph" style:parent-style-name="List_20_Paragraph" style:list-style-name="WWNum3">
      <style:text-properties officeooo:rsid="001eb589" officeooo:paragraph-rsid="001eb589"/>
    </style:style>
    <style:style style:name="T1" style:family="text">
      <style:text-properties fo:font-size="16pt" style:font-size-asian="16pt" style:font-size-complex="16pt"/>
    </style:style>
    <style:style style:name="T2" style:family="text">
      <style:text-properties officeooo:rsid="001acb36"/>
    </style:style>
    <style:style style:name="T3" style:family="text">
      <style:text-properties officeooo:rsid="001bd40a"/>
    </style:style>
    <style:style style:name="T4" style:family="text">
      <style:text-properties officeooo:rsid="001eb589"/>
    </style:style>
    <style:style style:name="T5" style:family="text">
      <style:text-properties officeooo:rsid="001ffe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Kayak Test Procedure</text:span></text:p>
      <text:list xml:id="list3158413046" text:style-name="WWNum3">
        <text:list-item>
          <text:p text:style-name="P2">Charge equipment – <text:span text:style-name="T4">At latest the day before test</text:span></text:p>
          <text:list>
            <text:list-item>
              <text:p text:style-name="P2">Battery</text:p>
              <text:list>
                <text:list-item>
                  <text:p text:style-name="P2">Charger stored in glass fronted cabinets behind kayak</text:p>
                </text:list-item>
                <text:list-item>
                  <text:p text:style-name="P2">Connect clamps from “Charge It” Lead-acid chargers to battery terminals</text:p>
                </text:list-item>
                <text:list-item>
                  <text:p text:style-name="P2">Plug in charger to wall outlet. Select std mode <text:span text:style-name="T2">6</text:span>A current and press Go</text:p>
                </text:list-item>
                <text:list-item>
                  <text:p text:style-name="P2">When charge complete light is lit, Press go again to stop charge, unplug from wall outlet and then remove clamps from battery.</text:p>
                  <text:list>
                    <text:list-item>
                      <text:p text:style-name="P3"><text:span text:style-name="T4">The charger can be left overnight. When it finishes charging it should automatically go into a charge maintenance state that ensures the battery stays at 100%.</text:span></text:p>
                    </text:list-item>
                  </text:list>
                </text:list-item>
              </text:list>
            </text:list-item>
          </text:list>
        </text:list-item>
        <text:list-item>
          <text:p text:style-name="P5">The only hardware currently needed besides the kayak are the black Flysky FS-16X RC transceiver and the TP-Link portable wireless router. You will need a laptop with a USB type-A port or a suitable adapter to power the wireless router.</text:p>
        </text:list-item>
        <text:list-item>
          <text:p text:style-name="P2">While transporting kayak, remove antenna from <text:span text:style-name="T4">the</text:span> wifi transceiver on kayak <text:span text:style-name="T4">so it is not damaged.</text:span></text:p>
        </text:list-item>
        <text:list-item>
          <text:p text:style-name="P5">Plug TP-link <text:span text:style-name="T5">wireless router into laptop via USB. It is configured to act as a LAN access point.</text:span></text:p>
        </text:list-item>
        <text:list-item>
          <text:p text:style-name="P2">Connect laptop to wifi</text:p>
          <text:list>
            <text:list-item>
              <text:p text:style-name="P2">SSID: SERC3064 PASS: serc3064</text:p>
            </text:list-item>
            <text:list-item>
              <text:p text:style-name="P2">Ensure laptop has static IP on the kayak network</text:p>
              <text:list>
                <text:list-item>
                  <text:p text:style-name="P2">Ex: IPV4 192.168.1.125</text:p>
                </text:list-item>
                <text:list-item>
                  <text:p text:style-name="P2">Netmask 255.255.255.0</text:p>
                </text:list-item>
                <text:list-item>
                  <text:p text:style-name="P2">Gateway 192.168.1.1</text:p>
                </text:list-item>
              </text:list>
            </text:list-item>
          </text:list>
        </text:list-item>
        <text:list-item>
          <text:p text:style-name="P2">Connect wifi antenna, then battery power to electrical box in kayak</text:p>
          <text:list>
            <text:list-item>
              <text:p text:style-name="P2">Kayak should auto-connect to wifi</text:p>
            </text:list-item>
            <text:list-item>
              <text:p text:style-name="P2">Battery sits in the front of the kayak on Velcro strips</text:p>
            </text:list-item>
          </text:list>
        </text:list-item>
        <text:list-item>
          <text:p text:style-name="P2">Tie down electrical box with provided ropes</text:p>
        </text:list-item>
        <text:list-item>
          <text:p text:style-name="P2">SSH into kayak</text:p>
          <text:list>
            <text:list-item>
              <text:p text:style-name="P2">ssh serc3064@192.168.1.130</text:p>
            </text:list-item>
            <text:list-item>
              <text:p text:style-name="P2">Password: 1</text:p>
            </text:list-item>
          </text:list>
        </text:list-item>
        <text:list-item>
          <text:p text:style-name="P2">If testing in water, gently push kayak in. Then lower motors into position by first setting them into the downward vertical position, then lowering the shaft to the clamp point. Ensure propellers are parallel and in line with the kayak.</text:p>
        </text:list-item>
        <text:list-item>
          <text:p text:style-name="P2">Calibrate IMU</text:p>
          <text:list>
            <text:list-item>
              <text:p text:style-name="P2">Launch test mission </text:p>
              <text:list>
                <text:list-item>
                  <text:p text:style-name="P2">Ex) Lakeside_singleWaypoint</text:p>
                  <text:list>
                    <text:list-item>
                      <text:p text:style-name="P2">Confirm mission parameters</text:p>
                      <text:list>
                        <text:list-item>
                          <text:p text:style-name="P2">In kayak.moos file, check pShare output route IP addresses. Ensure they match the laptop running shoreside</text:p>
                        </text:list-item>
                      </text:list>
                    </text:list-item>
                    <text:list-item>
                      <text:p text:style-name="P2">Run ./launchKayak.sh on ssh kayak shell</text:p>
                    </text:list-item>
                    <text:list-item>
                      <text:p text:style-name="P2">Run ./launchShoreside.sh on local computer</text:p>
                    </text:list-item>
                  </text:list>
                </text:list-item>
              </text:list>
            </text:list-item>
            <text:list-item>
              <text:p text:style-name="P2"><text:soft-page-break/>On pMarineViewer click on <text:span text:style-name="T3">kaya</text:span>k node, then iIMU App to view IMU parameters</text:p>
            </text:list-item>
            <text:list-item>
              <text:p text:style-name="P2">Calibrate accelerometer and gyroscope:</text:p>
              <text:list>
                <text:list-item>
                  <text:p text:style-name="P2">Let the IMU lie as mounted on the kayak for a few seconds. Slowly move the IMU into a few other positions, such as vertically upwards, sideways, etc, and hold at each position for a few seconds.</text:p>
                </text:list-item>
                <text:list-item>
                  <text:p text:style-name="P2">Accel and gyro. calibration status should show 3. <text:span text:style-name="T3">Accelerometer status is unreliable, if it does not go to 3 but the magnetometer and gyroscope do, move on.</text:span></text:p>
                </text:list-item>
              </text:list>
            </text:list-item>
            <text:list-item>
              <text:p text:style-name="P2">Calibrate magnetometer</text:p>
              <text:list>
                <text:list-item>
                  <text:p text:style-name="P2">Move IMU in a figure-8 motion until magnetometer calibration status is 3.</text:p>
                </text:list-item>
                <text:list-item>
                  <text:p text:style-name="P2">System calibration <text:span text:style-name="T3">parameter is unreliable. If it does not read 3 but the magnetometer and gyroscope do, continue to the next step.</text:span></text:p>
                </text:list-item>
              </text:list>
            </text:list-item>
            <text:list-item>
              <text:p text:style-name="P2">Reattach IMU back onto kayak</text:p>
            </text:list-item>
          </text:list>
        </text:list-item>
        <text:list-item>
          <text:p text:style-name="P2">Deploy mission</text:p>
          <text:list>
            <text:list-item>
              <text:p text:style-name="P2">Click deploy on pMarineViewer window</text:p>
            </text:list-item>
            <text:list-item>
              <text:p text:style-name="P4">If the kayak loses both sensors while running it should auto-halt until it regains sensor lock. If it fails to do so, use RC override to retrieve the kayak.</text:p>
            </text:list-item>
          </text:list>
        </text:list-item>
        <text:list-item>
          <text:p text:style-name="P2">Returning to Home</text:p>
          <text:list>
            <text:list-item>
              <text:p text:style-name="P2">Click Return button on pMarineViewer to bring kayak back to home waypoint</text:p>
            </text:list-item>
          </text:list>
        </text:list-item>
        <text:list-item>
          <text:p text:style-name="P2">Stopping mission</text:p>
          <text:list>
            <text:list-item>
              <text:p text:style-name="P2">Click stop in pMarineViewer</text:p>
            </text:list-item>
            <text:list-item>
              <text:p text:style-name="P2">Ctrl-C in terminal</text:p>
            </text:list-item>
          </text:list>
        </text:list-item>
        <text:list-item>
          <text:p text:style-name="P2">Switch kayak into/out of RC mode by flipping the top left switch. </text:p>
          <text:list>
            <text:list-item>
              <text:p text:style-name="P2">In RC mode the LEDs mounted on the kayak will turn blue. In autonomous mode, the LEDs are green while all sensors are functioning, yellow if either the GPS or IMU has a poor-quality signal, or red if both sensors fail or another communication error is detect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pson, James H</meta:initial-creator>
    <meta:editing-cycles>22</meta:editing-cycles>
    <meta:creation-date>2020-10-14T16:19:00</meta:creation-date>
    <dc:date>2021-03-11T14:11:34.586269717</dc:date>
    <meta:editing-duration>PT1H3M36S</meta:editing-duration>
    <meta:generator>LibreOffice/6.0.7.3$Linux_X86_64 LibreOffice_project/00m0$Build-3</meta:generator>
    <meta:document-statistic meta:table-count="0" meta:image-count="0" meta:object-count="0" meta:page-count="2" meta:paragraph-count="50" meta:word-count="598" meta:character-count="3414" meta:non-whitespace-character-count="29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